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6.629cm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375cm" fo:min-width="3.75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3.002cm" loext:decorative="false"/>
      <style:paragraph-properties style:writing-mode="lr-tb"/>
    </style:style>
    <style:style style:name="gr5" style:family="graphic" style:parent-style-name="One-Way_20_Call">
      <style:graphic-properties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3.002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/>
    </style:style>
    <style:style style:name="P3" style:family="paragraph">
      <style:text-properties fo:font-size="10pt"/>
    </style:style>
    <style:style style:name="P4" style:family="paragraph">
      <loext:graphic-properties draw:fill="none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29cm" svg:height="1.75cm" svg:x="2.5cm" svg:y="2cm">
          <text:p text:style-name="P1">IndirectCaller.InstallPackageWrapper [rename]:</text:p>
          <text:p text:style-name="P1">Retrieve package da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064cm" svg:y1="3.75cm" svg:x2="4.626cm" svg:y2="4.25cm" draw:start-shape="id1" draw:start-glue-point="2" draw:end-shape="id2" draw:end-glue-point="0" svg:d="M6064 3750v250h-1438v250" svg:viewBox="0 0 1439 501">
          <text:p/>
        </draw:connector>
        <draw:custom-shape draw:style-name="gr3" draw:text-style-name="P1" xml:id="id2" draw:id="id2" draw:layer="layout" svg:width="4.252cm" svg:height="1.625cm" svg:x="2.5cm" svg:y="4.25cm">
          <text:p text:style-name="P1">PackageManager.installationWorkCallback:</text:p>
          <text:p text:style-name="P1">Initialize half-installed,</text:p>
          <text:p text:style-name="P1">[Install every modu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3.502cm" svg:height="1.625cm" svg:x="7.878cm" svg:y="4.25cm">
          <text:p text:style-name="P1">IndirectCaller.installModule:</text:p>
          <text:p text:style-name="P1">[create_canister, install_code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6.752cm" svg:y1="5.062cm" svg:x2="7.878cm" svg:y2="5.062cm" draw:start-shape="id2" draw:end-shape="id3" svg:d="M6752 5062h1126" svg:viewBox="0 0 1127 1">
          <text:p/>
        </draw:connector>
        <draw:connector draw:style-name="gr5" draw:text-style-name="P2" draw:layer="layout" svg:x1="6.752cm" svg:y1="5.213cm" svg:x2="7.878cm" svg:y2="5.213cm" svg:d="M6752 5213h1126" svg:viewBox="0 0 1127 1">
          <text:p/>
        </draw:connector>
        <draw:connector draw:style-name="gr5" draw:text-style-name="P2" draw:layer="layout" svg:x1="6.752cm" svg:y1="5.063cm" svg:x2="7.878cm" svg:y2="5.063cm" svg:d="M6752 5063h1126" svg:viewBox="0 0 1127 1">
          <text:p/>
        </draw:connector>
        <draw:connector draw:style-name="gr5" draw:text-style-name="P2" draw:layer="layout" svg:x1="6.752cm" svg:y1="4.863cm" svg:x2="7.878cm" svg:y2="4.863cm" svg:d="M6752 4863h1126" svg:viewBox="0 0 1127 1">
          <text:p/>
        </draw:connector>
        <draw:custom-shape draw:style-name="gr6" draw:text-style-name="P1" draw:layer="layout" svg:width="3.502cm" svg:height="3cm" svg:x="12.498cm" svg:y="4.25cm">
          <text:p text:style-name="P1">PackageManager.updateModule</text:p>
          <text:p text:style-name="P1">Store module state.</text:p>
          <text:p text:style-name="P1">If it is the last module, mark the package as installed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374cm" svg:y1="5.099cm" svg:x2="12.5cm" svg:y2="5.099cm" svg:d="M11374 5099h1126" svg:viewBox="0 0 1127 1">
          <text:p/>
        </draw:connector>
        <draw:connector draw:style-name="gr2" draw:text-style-name="P1" draw:layer="layout" svg:x1="11.374cm" svg:y1="5.25cm" svg:x2="12.5cm" svg:y2="5.25cm" svg:d="M11374 5250h1126" svg:viewBox="0 0 1127 1">
          <text:p/>
        </draw:connector>
        <draw:connector draw:style-name="gr2" draw:text-style-name="P1" draw:layer="layout" svg:x1="11.374cm" svg:y1="5.1cm" svg:x2="12.5cm" svg:y2="5.1cm" svg:d="M11374 5100h1126" svg:viewBox="0 0 1127 1">
          <text:p/>
        </draw:connector>
        <draw:connector draw:style-name="gr2" draw:text-style-name="P1" draw:layer="layout" svg:x1="11.374cm" svg:y1="4.9cm" svg:x2="12.5cm" svg:y2="4.9cm" svg:d="M11374 4900h1126" svg:viewBox="0 0 1127 1">
          <text:p/>
        </draw:connector>
        <draw:connector draw:style-name="gr5" draw:text-style-name="P2" draw:layer="layout" svg:x1="6.066cm" svg:y1="1.417cm" svg:x2="6.064cm" svg:y2="2cm" draw:end-shape="id1" draw:end-glue-point="0" svg:d="M6066 1417v41h-2v542" svg:viewBox="0 0 3 584">
          <text:p/>
        </draw:connector>
        <draw:connector draw:style-name="gr5" draw:text-style-name="P2" draw:layer="layout" svg:x1="11.453cm" svg:y1="1.917cm" svg:x2="12.265cm" svg:y2="1.917cm" svg:d="M11453 1917h812" svg:viewBox="0 0 813 1">
          <text:p/>
        </draw:connector>
        <draw:frame draw:style-name="gr7" draw:text-style-name="P4" draw:layer="layout" svg:width="4.028cm" svg:height="0.645cm" svg:x="12.472cm" svg:y="1.605cm">
          <draw:text-box>
            <text:p text:style-name="P3"><text:span text:style-name="T1">one-way call</text:span></text:p>
          </draw:text-box>
        </draw:frame>
        <draw:frame draw:style-name="gr7" draw:text-style-name="P4" draw:layer="layout" svg:width="4.028cm" svg:height="0.645cm" svg:x="12.435cm" svg:y="2.355cm">
          <draw:text-box>
            <text:p text:style-name="P3"><text:span text:style-name="T1">regular call</text:span></text:p>
          </draw:text-box>
        </draw:frame>
        <draw:connector draw:style-name="gr2" draw:text-style-name="P2" draw:layer="layout" svg:x1="11.49cm" svg:y1="2.702cm" svg:x2="12.19cm" svg:y2="2.692cm" svg:d="M11490 2702h350v-10h350" svg:viewBox="0 0 701 1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="Arrowheads_20_1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ne-Way_20_Call" style:display-name="One-Way Call" style:family="graphic" style:parent-style-name="Lines">
      <style:graphic-properties svg:stroke-color="#ff0000" draw:marker-end="Arrowheads_20_2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3:28:57.068586440</meta:creation-date>
    <dc:date>2024-10-20T06:22:53.228508450</dc:date>
    <meta:editing-duration>PT2H53M44S</meta:editing-duration>
    <meta:editing-cycles>25</meta:editing-cycles>
    <meta:generator>LibreOffice/24.2.6.2$Linux_X86_64 LibreOffice_project/420$Build-2</meta:generator>
    <meta:document-statistic meta:object-count="18"/>
  </office:meta>
</office:document-meta>
</file>